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02683" officeooo:paragraph-rsid="0000268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02683" officeooo:paragraph-rsid="00002683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ing Plan and Procedur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6T22:57:16.406134125</meta:creation-date>
    <dc:date>2021-03-16T23:02:00.644684432</dc:date>
    <meta:editing-duration>PT4M44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4" meta:character-count="26" meta:non-whitespace-character-count="23"/>
  </office:meta>
</office:document-meta>
</file>